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fb67" officeooo:paragraph-rsid="000cfb67"/>
    </style:style>
    <style:style style:name="P2" style:family="paragraph" style:parent-style-name="Standard">
      <style:text-properties officeooo:rsid="000cfb67" officeooo:paragraph-rsid="000cfb67"/>
    </style:style>
    <style:style style:name="P3" style:family="paragraph" style:parent-style-name="Standard">
      <style:text-properties officeooo:rsid="000e92f4" officeooo:paragraph-rsid="000e92f4"/>
    </style:style>
    <style:style style:name="P4" style:family="paragraph" style:parent-style-name="Standard">
      <style:text-properties officeooo:rsid="000ec035" officeooo:paragraph-rsid="000ec035"/>
    </style:style>
    <style:style style:name="T1" style:family="text">
      <style:text-properties officeooo:rsid="000f3209"/>
    </style:style>
    <style:style style:name="T2" style:family="text">
      <style:text-properties officeooo:rsid="000f4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Server Documentation</text:p>
      <text:p text:style-name="P1"/>
      <text:p text:style-name="P1">The program is a simple c server that can process GET <text:span text:style-name="T2">and HEAD</text:span> requests. It can serve a range of different files type requests such as .html pages and .png images.</text:p>
      <text:p text:style-name="P1"/>
      <text:p text:style-name="P3">For each thread created, it uses a structure that contains all the relevant information such as the socket the client is connected on, the client's address and the size of this address.</text:p>
      <text:p text:style-name="P3"/>
      <text:p text:style-name="P3">There is also a structure used to identify the different types of files there are and for use in the response header 'Content type: '.</text:p>
      <text:p text:style-name="P3"/>
      <text:p text:style-name="P3">void error(char *msg)</text:p>
      <text:p text:style-name="P3">This function prints an error message.</text:p>
      <text:p text:style-name="P3"/>
      <text:p text:style-name="P4">int main(int argc, char *argv[])</text:p>
      <text:p text:style-name="P4">The main function of the program accepts one argument, the port number to which the server will be listening on. It will then attempt to open a socket on this port, bind it to an address <text:span text:style-name="T1">and then will listen for connections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58:03.661172960</meta:creation-date>
    <dc:date>2017-10-29T03:26:50.259160018</dc:date>
    <meta:editing-duration>PT3H24M1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47" meta:character-count="821" meta:non-whitespace-character-count="682"/>
  </office:meta>
</office:document-meta>
</file>